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7.12cm"/>
      <style:paragraph-properties style:writing-mode="lr-tb"/>
    </style:style>
    <style:style style:name="gr3" style:family="graphic" style:parent-style-name="standard">
      <style:graphic-properties svg:stroke-color="#784b04" draw:fill-color="#ffbf00" draw:textarea-horizontal-align="justify" draw:textarea-vertical-align="middle" draw:auto-grow-height="false" fo:min-height="1.147cm" fo:min-width="2.80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6" style:family="graphic" style:parent-style-name="standard">
      <style:graphic-properties svg:stroke-color="#224b12" draw:fill-color="#dde8cb" draw:textarea-horizontal-align="justify" draw:textarea-vertical-align="middle" draw:auto-grow-height="false" fo:min-height="1.277cm" fo:min-width="2.37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8cm" fo:min-width="1.532cm"/>
      <style:paragraph-properties style:writing-mode="lr-tb"/>
    </style:style>
    <style:style style:name="gr8" style:family="graphic" style:parent-style-name="objectwithoutfill">
      <style:graphic-properties svg:stroke-color="#111111" draw:marker-end="Arrow" draw:marker-end-width="0.3cm" draw:fill="solid" draw:textarea-vertical-align="top"/>
      <style:paragraph-properties style:writing-mode="lr-tb"/>
    </style:style>
    <style:style style:name="gr9" style:family="graphic" style:parent-style-name="objectwithoutfill">
      <style:graphic-properties svg:stroke-color="#111111" draw:marker-end="Arrow" draw:marker-end-width="0.3cm" draw:fill="solid" draw:textarea-vertical-align="botto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6.4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solid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397cm" svg:x="7.858cm" svg:y="2.016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62cm" svg:height="1.397cm" svg:x="5.318cm" svg:y="5.064cm">
          <text:p text:style-name="P1">“Let’s play cats and kittens”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397cm" svg:x="7.858cm" svg:y="25.257cm">
          <text:p text:style-name="P1">End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302cm" svg:height="1.397cm" svg:x="7.477cm" svg:y="7.985cm">
          <text:p text:style-name="P1">Listening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128cm" svg:y1="3.413cm" svg:x2="9.128cm" svg:y2="5.064cm" draw:start-shape="id1" draw:start-glue-point="2" draw:end-shape="id2" draw:end-glue-point="0" svg:d="M9128 3413v1651" svg:viewBox="0 0 1 1652">
          <text:p/>
        </draw:connector>
        <draw:connector draw:style-name="gr5" draw:text-style-name="P4" draw:layer="layout" draw:type="lines" svg:x1="9.128cm" svg:y1="6.461cm" svg:x2="9.128cm" svg:y2="7.985cm" draw:start-shape="id2" draw:start-glue-point="2" draw:end-shape="id3" draw:end-glue-point="0" svg:d="M9128 6461v500 522 502" svg:viewBox="0 0 1 1525">
          <text:p/>
        </draw:connector>
        <draw:custom-shape draw:style-name="gr6" draw:text-style-name="P5" xml:id="id4" draw:id="id4" draw:layer="layout" svg:width="4.064cm" svg:height="2.159cm" svg:x="7.096cm" svg:y="11.16cm">
          <text:p text:style-name="P1">*four digits 0-9*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xml:id="id5" draw:id="id5" draw:layer="layout" svg:width="4.064cm" svg:height="2.159cm" svg:x="13.446cm" svg:y="11.16cm">
          <text:p text:style-name="P1">*other*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s" svg:x1="9.128cm" svg:y1="9.382cm" svg:x2="9.128cm" svg:y2="11.16cm" draw:start-shape="id3" draw:start-glue-point="2" draw:end-shape="id4" draw:end-glue-point="4" svg:d="M9128 9382v500 776 502" svg:viewBox="0 0 1 1779">
          <text:p/>
        </draw:connector>
        <draw:connector draw:style-name="gr5" draw:text-style-name="P4" draw:layer="layout" draw:type="lines" svg:x1="10.779cm" svg:y1="8.683cm" svg:x2="13.446cm" svg:y2="12.24cm" draw:start-shape="id3" draw:end-shape="id5" draw:end-glue-point="6" svg:d="M10779 8683h501l1665 3557h501" svg:viewBox="0 0 2668 3558">
          <text:p/>
        </draw:connector>
        <draw:custom-shape draw:style-name="gr2" draw:text-style-name="P1" xml:id="id7" draw:id="id7" draw:layer="layout" svg:width="7.62cm" svg:height="1.397cm" svg:x="5.318cm" svg:y="21.955cm">
          <text:p text:style-name="P1">“Meow meow meow meow”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s" svg:x1="9.128cm" svg:y1="13.319cm" svg:x2="9.128cm" svg:y2="15.478cm" draw:start-shape="id4" draw:start-glue-point="8" svg:d="M9128 13319v501 1658" svg:viewBox="0 0 1 2160">
          <text:p/>
        </draw:connector>
        <draw:custom-shape draw:style-name="gr7" draw:text-style-name="P1" xml:id="id6" draw:id="id6" draw:layer="layout" svg:width="4.064cm" svg:height="2.794cm" svg:x="7.096cm" svg:y="15.605cm">
          <text:p text:style-name="P1">All corre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type="lines" svg:x1="9.128cm" svg:y1="18.399cm" svg:x2="9.128cm" svg:y2="21.955cm" draw:start-shape="id6" draw:start-glue-point="6" draw:end-shape="id7" draw:end-glue-point="0" svg:d="M9128 18399v502 2552 502" svg:viewBox="0 0 1 3557">
          <text:p text:style-name="P1">True</text:p>
        </draw:connector>
        <draw:connector draw:style-name="gr5" draw:text-style-name="P4" draw:layer="layout" draw:type="lines" svg:x1="9.128cm" svg:y1="23.352cm" svg:x2="9.128cm" svg:y2="25.257cm" draw:start-shape="id7" draw:start-glue-point="2" draw:end-shape="id8" draw:end-glue-point="0" svg:d="M9128 23352v500 903 502" svg:viewBox="0 0 1 1906">
          <text:p/>
        </draw:connector>
        <draw:connector draw:style-name="gr9" draw:text-style-name="P7" draw:layer="layout" draw:type="lines" draw:line-skew="-1.658cm" svg:x1="7.096cm" svg:y1="17.002cm" svg:x2="4.873cm" svg:y2="15.097cm" draw:start-shape="id6" draw:start-glue-point="5" draw:end-shape="id9" draw:end-glue-point="2" svg:d="M7096 17002h-2159l-64-1404v-501" svg:viewBox="0 0 2224 1906">
          <text:p text:style-name="P6">False</text:p>
        </draw:connector>
        <draw:custom-shape draw:style-name="gr10" draw:text-style-name="P1" xml:id="id9" draw:id="id9" draw:layer="layout" svg:width="6.985cm" svg:height="1.27cm" svg:x="1.381cm" svg:y="13.827cm">
          <text:p text:style-name="P1">“X cats and Y kittens”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s" draw:line-skew="-4.579cm" svg:x1="4.873cm" svg:y1="13.827cm" svg:x2="7.477cm" svg:y2="8.683cm" draw:start-shape="id9" draw:start-glue-point="0" draw:end-shape="id3" draw:end-glue-point="3" svg:d="M4873 13827v-5080l2103-64h501" svg:viewBox="0 0 2605 5145">
          <text:p/>
        </draw:connector>
        <draw:custom-shape draw:style-name="gr2" draw:text-style-name="P1" xml:id="id10" draw:id="id10" draw:layer="layout" svg:width="7.62cm" svg:height="1.397cm" svg:x="12.176cm" svg:y="7.35cm">
          <text:p text:style-name="P1">“I need four digits!”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s" svg:x1="15.478cm" svg:y1="11.16cm" svg:x2="15.986cm" svg:y2="8.747cm" draw:start-shape="id5" draw:start-glue-point="4" draw:end-shape="id10" draw:end-glue-point="2" svg:d="M15478 11160v-502l508-1411v-500" svg:viewBox="0 0 509 2414">
          <text:p/>
        </draw:connector>
        <draw:connector draw:style-name="gr5" draw:text-style-name="P4" draw:layer="layout" draw:type="lines" draw:line-skew="-0.261cm" svg:x1="12.176cm" svg:y1="8.048cm" svg:x2="9.128cm" svg:y2="7.985cm" draw:start-shape="id10" draw:start-glue-point="3" draw:end-shape="id3" draw:end-glue-point="0" svg:d="M12176 8048h-762l-2286-565v502" svg:viewBox="0 0 3049 56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0:56:01.160715250</meta:creation-date>
    <dc:date>2021-03-12T11:09:39.461083147</dc:date>
    <meta:editing-duration>PT13M36S</meta:editing-duration>
    <meta:editing-cycles>8</meta:editing-cycles>
    <meta:generator>LibreOffice/6.4.6.2$Linux_X86_64 LibreOffice_project/40$Build-2</meta:generator>
    <meta:document-statistic meta:object-count="21"/>
  </office:meta>
</office:document-meta>
</file>